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E80000053CA15DFA08.png" manifest:media-type="image/png"/>
  <manifest:file-entry manifest:full-path="Pictures/10000001000002DA000002847C538D0B.png" manifest:media-type="image/png"/>
  <manifest:file-entry manifest:full-path="Pictures/10000001000002DA00000264FA820006.png" manifest:media-type="image/png"/>
  <manifest:file-entry manifest:full-path="Pictures/10000001000002DA00000264EA8A55A1.png" manifest:media-type="image/png"/>
  <manifest:file-entry manifest:full-path="Pictures/10000001000002DA0000028465B54699.png" manifest:media-type="image/png"/>
  <manifest:file-entry manifest:full-path="Pictures/10000001000002DA000002642F9EA7E9.png" manifest:media-type="image/png"/>
  <manifest:file-entry manifest:full-path="Pictures/10000001000002DA00000284F105A1D7.png" manifest:media-type="image/png"/>
  <manifest:file-entry manifest:full-path="Pictures/10000001000002DA00000264877FFD4A.png" manifest:media-type="image/png"/>
  <manifest:file-entry manifest:full-path="Pictures/10000001000002DA00000284AEDE746F.png" manifest:media-type="image/png"/>
  <manifest:file-entry manifest:full-path="Pictures/10000001000005E80000053C8DDDF1EE.png" manifest:media-type="image/png"/>
  <manifest:file-entry manifest:full-path="Pictures/10000001000002DA000002843BB6A6E0.png" manifest:media-type="image/png"/>
  <manifest:file-entry manifest:full-path="Pictures/10000001000005E80000053C4BEDD09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e0c2cd" draw:textarea-horizontal-align="justify" draw:textarea-vertical-align="middle" draw:auto-grow-height="false" fo:min-height="11.979cm" fo:min-width="28.862cm" draw:shadow="visible" loext:shadow-blur="0.353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3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horizontal-align="center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8%" draw:contrast="-23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fill="solid" draw:fill-color="#b4c7dc" draw:textarea-horizontal-align="center" draw:textarea-vertical-align="middle" draw:shadow="visible" loext:shadow-blur="0.353cm" loext:decorative="false"/>
    </style:style>
    <style:style style:name="gr10" style:family="graphic" style:parent-style-name="standard">
      <style:graphic-properties draw:stroke="none" draw:fill="none" fo:min-height="0.517cm" loext:decorative="false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6.103cm" fo:min-width="7.728cm" loext:decorative="false"/>
    </style:style>
    <style:style style:name="gr12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13" style:family="graphic" style:parent-style-name="standard">
      <style:graphic-properties draw:fill="solid" draw:fill-color="#ffdbb6" draw:textarea-horizontal-align="center" draw:textarea-vertical-align="middle" loext:decorative="false"/>
    </style:style>
    <style:style style:name="gr14" style:family="graphic" style:parent-style-name="standard">
      <style:graphic-properties draw:stroke="none" draw:fill="solid" draw:fill-color="#ffdbb6" draw:textarea-vertical-align="middle" fo:min-height="1.451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ffdbb6" draw:textarea-vertical-align="middle" fo:min-height="1.479cm" loext:decorative="false"/>
      <style:paragraph-properties style:writing-mode="lr-tb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2.99cm" fo:min-width="2.88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0.476cm" loext:decorative="false"/>
      <style:paragraph-properties style:writing-mode="lr-tb"/>
    </style:style>
    <style:style style:name="gr18" style:family="graphic" style:parent-style-name="standard">
      <style:graphic-properties draw:fill="solid" draw:fill-color="#ffdbb6" draw:textarea-horizontal-align="center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3.402cm" fo:min-width="7.884cm" loext:decorative="false"/>
    </style:style>
    <style:style style:name="gr20" style:family="graphic" style:parent-style-name="standard">
      <style:graphic-properties draw:stroke="none" svg:stroke-color="#000000" draw:fill="none" draw:fill-color="#ffffff" fo:min-height="0.44cm" loext:decorative="false"/>
      <style:paragraph-properties style:writing-mode="lr-tb"/>
    </style:style>
    <style:style style:name="gr21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-color="#e0c2cd"/>
      <style:paragraph-properties fo:text-align="center"/>
      <style:text-properties style:font-name="Ari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13.3000001907349pt" style:font-size-asian="14pt" style:font-size-complex="14pt"/>
    </style:style>
    <style:style style:name="P4" style:family="paragraph">
      <loext:graphic-properties draw:fill="solid" draw:fill-color="#ffdbb6"/>
      <style:paragraph-properties fo:text-align="center"/>
      <style:text-properties fo:font-size="13.3000001907349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  <style:text-properties style:font-name="Consolas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.3999996185303pt" fo:font-weight="bold" style:font-size-asian="13pt" style:font-weight-asian="bold" style:font-size-complex="13pt" style:font-weight-complex="bold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7.1000003814697pt"/>
    </style:style>
    <style:style style:name="P11" style:family="paragraph">
      <loext:graphic-properties draw:fill="solid" draw:fill-color="#ffdbb6"/>
      <style:paragraph-properties fo:text-align="start"/>
      <style:text-properties fo:font-size="14pt" style:font-size-asian="14pt" style:font-size-complex="14pt"/>
    </style:style>
    <style:style style:name="P12" style:family="paragraph">
      <loext:graphic-properties draw:fill="solid" draw:fill-color="#ffdbb6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11.3999996185303pt" style:font-size-asian="12pt" style:font-size-complex="12pt"/>
    </style:style>
    <style:style style:name="P14" style:family="paragraph">
      <loext:graphic-properties draw:fill="solid" draw:fill-color="#ffdbb6"/>
      <style:paragraph-properties fo:text-align="center"/>
      <style:text-properties fo:font-size="11.3999996185303pt" style:font-size-asian="12pt" style:font-size-complex="12pt"/>
    </style:style>
    <style:style style:name="P15" style:family="paragraph">
      <loext:graphic-properties draw:fill="none" draw:fill-color="#ffffff"/>
      <style:paragraph-properties fo:text-align="start"/>
      <style:text-properties style:font-name="Arial" fo:font-size="10.5pt" style:font-size-asian="11pt" style:font-size-complex="11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606cm" svg:height="12.473cm" svg:x="0.448cm" svg:y="0.472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001cm" svg:height="0.806cm" svg:x="0.794cm" svg:y="2.102cm">
          <draw:text-box>
            <text:p text:style-name="P2"><text:span text:style-name="T1">Input MRI</text:span></text:p>
          </draw:text-box>
        </draw:frame>
        <draw:connector draw:style-name="gr3" draw:text-style-name="P2" draw:layer="layout" svg:x1="3.788cm" svg:y1="10.188cm" svg:x2="5.129cm" svg:y2="6.568cm" draw:start-shape="id1" draw:start-glue-point="1" draw:end-shape="id2" svg:d="M3788 10188h644v-3620h697" svg:viewBox="0 0 1342 3621">
          <text:p/>
        </draw:connector>
        <draw:rect draw:style-name="gr4" draw:text-style-name="P4" xml:id="id4" draw:id="id4" draw:layer="layout" svg:width="3.211cm" svg:height="1.914cm" svg:x="0.692cm" svg:y="6.18cm">
          <text:p text:style-name="P2"><text:span text:style-name="T2">N4 bias</text:span></text:p>
          <text:p text:style-name="P2"><text:span text:style-name="T2">correction</text:span></text:p>
        </draw:rect>
        <draw:connector draw:style-name="gr5" draw:text-style-name="P5" draw:layer="layout" draw:type="line" svg:x1="2.294cm" svg:y1="5.268cm" svg:x2="2.297cm" svg:y2="6.18cm" draw:start-shape="id3" draw:start-glue-point="2" draw:end-shape="id4" draw:end-glue-point="0" svg:d="M2294 5268l3 912" svg:viewBox="0 0 4 913">
          <text:p/>
        </draw:connector>
        <draw:connector draw:style-name="gr5" draw:text-style-name="P5" draw:layer="layout" draw:type="line" svg:x1="2.297cm" svg:y1="8.094cm" svg:x2="2.294cm" svg:y2="8.929cm" draw:start-shape="id4" draw:start-glue-point="2" draw:end-shape="id1" draw:end-glue-point="0" svg:d="M2297 8094l-3 835" svg:viewBox="0 0 4 836">
          <text:p/>
        </draw:connector>
        <draw:frame draw:style-name="gr6" draw:text-style-name="P5" xml:id="id3" draw:id="id3" draw:layer="layout" svg:width="2.987cm" svg:height="2.518cm" svg:x="0.801cm" svg:y="2.75cm">
          <draw:image xlink:href="Pictures/10000001000005E80000053C4BEDD096.png" xlink:type="simple" xlink:show="embed" xlink:actuate="onLoad" draw:mime-type="image/png">
            <text:p/>
          </draw:image>
        </draw:frame>
        <draw:frame draw:style-name="gr7" draw:text-style-name="P5" xml:id="id1" draw:id="id1" draw:layer="layout" svg:width="2.987cm" svg:height="2.518cm" svg:x="0.801cm" svg:y="8.929cm">
          <draw:image xlink:href="Pictures/10000001000005E80000053C4BEDD096.png" xlink:type="simple" xlink:show="embed" xlink:actuate="onLoad" draw:mime-type="image/png">
            <text:p/>
          </draw:image>
        </draw:frame>
        <draw:rect draw:style-name="gr4" draw:text-style-name="P4" xml:id="id5" draw:id="id5" draw:layer="layout" svg:width="4.478cm" svg:height="1.914cm" svg:x="25.09cm" svg:y="5.686cm">
          <text:p text:style-name="P2"><text:span text:style-name="T2">KellyKapowski</text:span></text:p>
          <text:p text:style-name="P2"><text:span text:style-name="T2">cortical thickness</text:span></text:p>
        </draw:rect>
        <draw:frame draw:style-name="gr7" draw:text-style-name="P5" xml:id="id6" draw:id="id6" draw:layer="layout" svg:width="4.101cm" svg:height="3.462cm" svg:x="25.291cm" svg:y="8.537cm">
          <draw:image xlink:href="Pictures/10000001000005E80000053C8DDDF1EE.png" xlink:type="simple" xlink:show="embed" xlink:actuate="onLoad" draw:mime-type="image/png">
            <text:p/>
          </draw:image>
        </draw:frame>
        <draw:frame draw:style-name="gr7" draw:text-style-name="P5" xml:id="id7" draw:id="id7" draw:layer="layout" svg:width="4.268cm" svg:height="3.6cm" svg:x="25.185cm" svg:y="1.057cm">
          <draw:image xlink:href="Pictures/10000001000005E80000053CA15DFA08.png" xlink:type="simple" xlink:show="embed" xlink:actuate="onLoad" draw:mime-type="image/png">
            <text:p/>
          </draw:image>
        </draw:frame>
        <draw:connector draw:style-name="gr8" draw:text-style-name="P2" draw:layer="layout" draw:type="line" svg:x1="27.329cm" svg:y1="7.6cm" svg:x2="27.341cm" svg:y2="8.537cm" draw:start-shape="id5" draw:start-glue-point="2" draw:end-shape="id6" draw:end-glue-point="0" svg:d="M27329 7600l12 937" svg:viewBox="0 0 13 938">
          <text:p/>
        </draw:connector>
        <draw:rect draw:style-name="gr9" draw:text-style-name="P6" xml:id="id2" draw:id="id2" draw:layer="layout" svg:width="8.853cm" svg:height="11.376cm" svg:x="5.129cm" svg:y="0.88cm">
          <text:p/>
        </draw:rect>
        <draw:frame draw:style-name="gr10" draw:text-style-name="P8" draw:layer="layout" svg:width="7.89cm" svg:height="0.767cm" svg:x="5.058cm" svg:y="0.925cm">
          <draw:text-box>
            <text:p text:style-name="P7"><text:span text:style-name="T3">Brain extraction</text:span></text:p>
          </draw:text-box>
        </draw:frame>
        <draw:custom-shape draw:style-name="gr11" draw:text-style-name="P9" draw:layer="layout" svg:width="8.228cm" svg:height="6.353cm" svg:x="5.462cm" svg:y="1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5.051cm" svg:height="1.062cm" svg:x="5.449cm" svg:y="5.073cm">
          <draw:text-box>
            <text:p text:style-name="P7"><text:span text:style-name="T4">CAMRI template</text:span></text:p>
          </draw:text-box>
        </draw:frame>
        <draw:frame draw:style-name="gr7" draw:text-style-name="P5" draw:layer="layout" svg:width="2.539cm" svg:height="1.983cm" svg:x="5.663cm" svg:y="5.86cm">
          <draw:image xlink:href="Pictures/10000001000002DA000002642F9EA7E9.png" xlink:type="simple" xlink:show="embed" xlink:actuate="onLoad" draw:mime-type="image/png">
            <text:p/>
          </draw:image>
        </draw:frame>
        <draw:frame draw:style-name="gr7" draw:text-style-name="P5" draw:layer="layout" svg:width="2.539cm" svg:height="1.983cm" svg:x="8.329cm" svg:y="5.86cm">
          <draw:image xlink:href="Pictures/10000001000002DA00000264877FFD4A.png" xlink:type="simple" xlink:show="embed" xlink:actuate="onLoad" draw:mime-type="image/png">
            <text:p/>
          </draw:image>
        </draw:frame>
        <draw:frame draw:style-name="gr7" draw:text-style-name="P5" draw:layer="layout" svg:width="2.539cm" svg:height="1.983cm" svg:x="10.994cm" svg:y="5.86cm">
          <draw:image xlink:href="Pictures/10000001000002DA00000264EA8A55A1.png" xlink:type="simple" xlink:show="embed" xlink:actuate="onLoad" draw:mime-type="image/png">
            <text:p/>
          </draw:image>
        </draw:frame>
        <draw:rect draw:style-name="gr13" draw:text-style-name="P11" draw:layer="layout" svg:width="7.974cm" svg:height="1.913cm" svg:x="5.583cm" svg:y="10.039cm">
          <text:p/>
        </draw:rect>
        <draw:frame draw:style-name="gr14" draw:text-style-name="P12" draw:layer="layout" svg:width="7.764cm" svg:height="1.701cm" svg:x="5.667cm" svg:y="10.159cm">
          <draw:text-box>
            <text:p text:style-name="P2"><text:span text:style-name="T5">Data augmentation/</text:span></text:p>
            <text:p text:style-name="P2"><text:span text:style-name="T5">network training</text:span></text:p>
          </draw:text-box>
        </draw:frame>
        <draw:connector draw:style-name="gr5" draw:text-style-name="P5" draw:layer="layout" draw:type="line" svg:x1="9.564cm" svg:y1="8.291cm" svg:x2="9.57cm" svg:y2="10.039cm" svg:d="M9564 8291l6 1748" svg:viewBox="0 0 7 1749">
          <text:p/>
        </draw:connector>
        <draw:rect draw:style-name="gr9" draw:text-style-name="P6" xml:id="id10" draw:id="id10" draw:layer="layout" svg:width="8.76cm" svg:height="11.387cm" svg:x="14.905cm" svg:y="0.878cm">
          <text:p/>
        </draw:rect>
        <draw:frame draw:style-name="gr10" draw:text-style-name="P8" draw:layer="layout" svg:width="7.89cm" svg:height="0.767cm" svg:x="14.78cm" svg:y="0.875cm">
          <draw:text-box>
            <text:p text:style-name="P7"><text:span text:style-name="T3">Brain parcellation</text:span></text:p>
          </draw:text-box>
        </draw:frame>
        <draw:rect draw:style-name="gr13" draw:text-style-name="P11" draw:layer="layout" svg:width="7.974cm" svg:height="1.913cm" svg:x="15.293cm" svg:y="10.011cm">
          <text:p/>
        </draw:rect>
        <draw:frame draw:style-name="gr15" draw:text-style-name="P12" draw:layer="layout" svg:width="7.653cm" svg:height="1.729cm" svg:x="15.421cm" svg:y="10.135cm">
          <draw:text-box>
            <text:p text:style-name="P2"><text:span text:style-name="T5">Data augmentation/</text:span></text:p>
            <text:p text:style-name="P2"><text:span text:style-name="T5">network training</text:span></text:p>
          </draw:text-box>
        </draw:frame>
        <draw:connector draw:style-name="gr5" draw:text-style-name="P5" draw:layer="layout" draw:type="line" svg:x1="27.319cm" svg:y1="4.657cm" svg:x2="27.329cm" svg:y2="5.686cm" draw:start-shape="id7" draw:start-glue-point="2" draw:end-shape="id5" draw:end-glue-point="0" svg:d="M27319 4657l10 1029" svg:viewBox="0 0 11 1030">
          <text:p/>
        </draw:connector>
        <draw:custom-shape draw:style-name="gr16" draw:text-style-name="P9" xml:id="id8" draw:id="id8" draw:layer="layout" svg:width="3.385cm" svg:height="3.24cm" svg:x="15.239cm" svg:y="1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93cm" svg:height="2.427cm" svg:x="15.476cm" svg:y="2.461cm">
          <draw:image xlink:href="Pictures/10000001000002DA00000264FA820006.png" xlink:type="simple" xlink:show="embed" xlink:actuate="onLoad" draw:mime-type="image/png">
            <text:p/>
          </draw:image>
        </draw:frame>
        <draw:frame draw:style-name="gr17" draw:text-style-name="P13" draw:layer="layout" svg:width="3.001cm" svg:height="0.726cm" svg:x="14.892cm" svg:y="1.865cm">
          <draw:text-box>
            <text:p text:style-name="P2"><text:span text:style-name="T6">AllenCCFv3</text:span></text:p>
          </draw:text-box>
        </draw:frame>
        <draw:rect draw:style-name="gr18" draw:text-style-name="P14" xml:id="id9" draw:id="id9" draw:layer="layout" svg:width="4.043cm" svg:height="2.786cm" svg:x="19.312cm" svg:y="2.08cm">
          <text:p text:style-name="P2"><text:span text:style-name="T5">Ontological</text:span></text:p>
          <text:p text:style-name="P2"><text:span text:style-name="T5"><text:s/></text:span><text:span text:style-name="T5">simplification and</text:span></text:p>
          <text:p text:style-name="P2"><text:span text:style-name="T5">warping to</text:span></text:p>
          <text:p text:style-name="P2"><text:span text:style-name="T5">DevCCF</text:span></text:p>
        </draw:rect>
        <draw:connector draw:style-name="gr5" draw:text-style-name="P5" draw:layer="layout" draw:type="line" svg:x1="18.624cm" svg:y1="3.472cm" svg:x2="19.312cm" svg:y2="3.473cm" draw:start-shape="id8" draw:start-glue-point="1" draw:end-shape="id9" draw:end-glue-point="3" svg:d="M18624 3472l688 1" svg:viewBox="0 0 689 2">
          <text:p/>
        </draw:connector>
        <draw:custom-shape draw:style-name="gr19" draw:text-style-name="P9" draw:layer="layout" svg:width="8.384cm" svg:height="3.652cm" svg:x="15.088cm" svg:y="5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149cm" svg:height="2.611cm" svg:x="19.466cm" svg:y="6.681cm">
          <draw:image xlink:href="Pictures/10000001000002DA0000028465B54699.png" xlink:type="simple" xlink:show="embed" xlink:actuate="onLoad" draw:mime-type="image/png">
            <text:p/>
          </draw:image>
        </draw:frame>
        <draw:frame draw:style-name="gr20" draw:text-style-name="P15" draw:layer="layout" svg:width="7.133cm" svg:height="0.69cm" svg:x="15.064cm" svg:y="5.965cm">
          <draw:text-box>
            <text:p text:style-name="P7"><text:span text:style-name="T6">DevCCF T2-w with labels</text:span></text:p>
          </draw:text-box>
        </draw:frame>
        <draw:frame draw:style-name="gr7" draw:text-style-name="P5" draw:layer="layout" svg:width="3.147cm" svg:height="2.607cm" svg:x="16.029cm" svg:y="6.68cm">
          <draw:image xlink:href="Pictures/10000001000002DA000002843BB6A6E0.png" xlink:type="simple" xlink:show="embed" xlink:actuate="onLoad" draw:mime-type="image/png">
            <text:p/>
          </draw:image>
        </draw:frame>
        <draw:connector draw:style-name="gr5" draw:text-style-name="P5" draw:layer="layout" draw:type="line" svg:x1="19.277cm" svg:y1="9.672cm" svg:x2="19.28cm" svg:y2="10.011cm" svg:d="M19277 9672l3 339" svg:viewBox="0 0 4 340">
          <text:p/>
        </draw:connector>
        <draw:connector draw:style-name="gr21" draw:text-style-name="P5" draw:layer="layout" draw:line-skew="-0.257cm" svg:x1="21.333cm" svg:y1="4.866cm" svg:x2="19.277cm" svg:y2="5.835cm" draw:start-shape="id9" draw:start-glue-point="2" svg:d="M21333 4866v478h-2056v491" svg:viewBox="0 0 2057 970">
          <text:p/>
        </draw:connector>
        <draw:connector draw:style-name="gr21" draw:text-style-name="P5" draw:layer="layout" draw:line-skew="-0.284cm" svg:x1="23.665cm" svg:y1="6.571cm" svg:x2="25.185cm" svg:y2="2.857cm" draw:start-shape="id10" draw:start-glue-point="1" draw:end-shape="id7" draw:end-glue-point="3" svg:d="M23665 6571h803v-3714h717" svg:viewBox="0 0 1521 3715">
          <text:p/>
        </draw:connector>
        <draw:frame draw:style-name="gr7" draw:text-style-name="P5" draw:layer="layout" svg:width="2.539cm" svg:height="2.055cm" svg:x="5.645cm" svg:y="2.663cm">
          <draw:image xlink:href="Pictures/10000001000002DA00000284F105A1D7.png" xlink:type="simple" xlink:show="embed" xlink:actuate="onLoad" draw:mime-type="image/png">
            <text:p/>
          </draw:image>
        </draw:frame>
        <draw:frame draw:style-name="gr7" draw:text-style-name="P5" draw:layer="layout" svg:width="2.539cm" svg:height="2.055cm" svg:x="8.326cm" svg:y="2.663cm">
          <draw:image xlink:href="Pictures/10000001000002DA000002847C538D0B.png" xlink:type="simple" xlink:show="embed" xlink:actuate="onLoad" draw:mime-type="image/png">
            <text:p/>
          </draw:image>
        </draw:frame>
        <draw:frame draw:style-name="gr7" draw:text-style-name="P5" draw:layer="layout" svg:width="2.539cm" svg:height="2.055cm" svg:x="11.007cm" svg:y="2.663cm">
          <draw:image xlink:href="Pictures/10000001000002DA00000284AEDE746F.png" xlink:type="simple" xlink:show="embed" xlink:actuate="onLoad" draw:mime-type="image/png">
            <text:p/>
          </draw:image>
        </draw:frame>
        <draw:frame draw:style-name="gr12" draw:text-style-name="P10" draw:layer="layout" svg:width="5.051cm" svg:height="1.062cm" svg:x="5.449cm" svg:y="1.899cm">
          <draw:text-box>
            <text:p text:style-name="P7"><text:span text:style-name="T4">B-spline HR template</text:span></text:p>
          </draw:text-box>
        </draw:frame>
        <draw:connector draw:style-name="gr5" draw:text-style-name="P5" draw:layer="layout" draw:type="line" svg:x1="13.982cm" svg:y1="6.568cm" svg:x2="14.905cm" svg:y2="6.571cm" draw:start-shape="id2" draw:start-glue-point="1" draw:end-shape="id10" draw:end-glue-point="3" svg:d="M13982 6568l923 3" svg:viewBox="0 0 924 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cm" fo:margin-right="1cm" fo:page-width="30.988cm" fo:page-height="13.7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Tustison</meta:initial-creator>
    <meta:creation-date>2012-03-23T15:50:10</meta:creation-date>
    <dc:date>2025-10-20T13:40:25.050845815</dc:date>
    <meta:editing-duration>P1DT23H33M25S</meta:editing-duration>
    <meta:editing-cycles>69</meta:editing-cycles>
    <meta:generator>LibreOffice/7.6.4.1$MacOSX_X86_64 LibreOffice_project/e19e193f88cd6c0525a17fb7a176ed8e6a3e2aa1</meta:generator>
    <meta:print-date>2024-03-26T10:50:43.333311660</meta:print-date>
    <meta:printed-by>PDF files</meta:printed-by>
    <meta:document-statistic meta:object-count="44"/>
  </office:meta>
</office:document-meta>
</file>